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-width="0.276cm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cc00" draw:marker-start-width="0.276cm" draw:marker-end-width="0.276cm" draw:fill="solid" draw:fill-color="#00cc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00cc00"/>
    </style:style>
    <style:style style:name="P4" style:family="paragraph">
      <style:paragraph-properties fo:text-align="center"/>
      <style:text-properties fo:color="#00cc00" fo:font-size="20pt" style:font-size-asian="20pt" style:font-size-complex="20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00ff" fo:font-size="20pt" style:font-size-asian="20pt" style:font-size-complex="20pt"/>
    </style:style>
    <style:style style:name="P7" style:family="paragraph">
      <style:paragraph-properties fo:text-align="center"/>
      <style:text-properties fo:color="#ff0000"/>
    </style:style>
    <style:style style:name="P8" style:family="paragraph">
      <style:paragraph-properties fo:text-align="center"/>
      <style:text-properties fo:color="#ff00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cc00" fo:font-size="20pt" style:font-size-asian="20pt" style:font-size-complex="20pt"/>
    </style:style>
    <style:style style:name="T3" style:family="text">
      <style:text-properties fo:color="#0000ff"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88cm" svg:y1="13.319cm" svg:x2="16.748cm" svg:y2="13.319cm">
          <text:p/>
        </draw:line>
        <draw:line draw:style-name="gr1" draw:text-style-name="P1" draw:layer="layout" svg:x1="11.668cm" svg:y1="18.399cm" svg:x2="11.668cm" svg:y2="8.239cm">
          <text:p/>
        </draw:line>
        <draw:line draw:style-name="gr2" draw:text-style-name="P1" draw:layer="layout" svg:x1="12.938cm" svg:y1="13.065cm" svg:x2="12.938cm" svg:y2="13.319cm">
          <text:p/>
        </draw:line>
        <draw:line draw:style-name="gr2" draw:text-style-name="P1" draw:layer="layout" svg:x1="15.478cm" svg:y1="13.065cm" svg:x2="15.478cm" svg:y2="13.319cm">
          <text:p/>
        </draw:line>
        <draw:line draw:style-name="gr2" draw:text-style-name="P1" draw:layer="layout" svg:x1="10.398cm" svg:y1="13.065cm" svg:x2="10.398cm" svg:y2="13.319cm">
          <text:p/>
        </draw:line>
        <draw:line draw:style-name="gr2" draw:text-style-name="P1" draw:layer="layout" svg:x1="7.858cm" svg:y1="13.065cm" svg:x2="7.858cm" svg:y2="13.319cm">
          <text:p/>
        </draw:line>
        <draw:line draw:style-name="gr2" draw:text-style-name="P1" draw:layer="layout" svg:x1="11.922cm" svg:y1="12.049cm" svg:x2="11.668cm" svg:y2="12.049cm">
          <text:p/>
        </draw:line>
        <draw:line draw:style-name="gr2" draw:text-style-name="P1" draw:layer="layout" svg:x1="11.922cm" svg:y1="9.509cm" svg:x2="11.668cm" svg:y2="9.509cm">
          <text:p/>
        </draw:line>
        <draw:line draw:style-name="gr2" draw:text-style-name="P1" draw:layer="layout" svg:x1="11.922cm" svg:y1="14.589cm" svg:x2="11.668cm" svg:y2="14.589cm">
          <text:p/>
        </draw:line>
        <draw:line draw:style-name="gr2" draw:text-style-name="P1" draw:layer="layout" svg:x1="11.922cm" svg:y1="17.129cm" svg:x2="11.668cm" svg:y2="17.129cm">
          <text:p/>
        </draw:line>
        <draw:custom-shape draw:style-name="gr3" draw:text-style-name="P1" draw:layer="layout" svg:width="0.254cm" svg:height="0.254cm" svg:x="10.271cm" svg:y="11.9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731cm" svg:y="11.9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271cm" svg:y="9.3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731cm" svg:y="9.3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351cm" svg:y="11.9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811cm" svg:y="11.9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351cm" svg:y="9.3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811cm" svg:y="9.3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271cm" svg:y="17.0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7.731cm" svg:y="17.0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271cm" svg:y="14.4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731cm" svg:y="14.4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351cm" svg:y="17.0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811cm" svg:y="17.0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351cm" svg:y="14.4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811cm" svg:y="14.4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54cm" svg:height="1.266cm" svg:x="6.588cm" svg:y="8.243cm">
          <draw:text-box>
            <text:p text:style-name="P1"><text:span text:style-name="T1">0101</text:span></text:p>
          </draw:text-box>
        </draw:frame>
        <draw:frame draw:style-name="gr7" draw:text-style-name="P2" draw:layer="layout" svg:width="2.54cm" svg:height="1.266cm" svg:x="9.128cm" svg:y="8.243cm">
          <draw:text-box>
            <text:p text:style-name="P1"><text:span text:style-name="T1">1001</text:span></text:p>
          </draw:text-box>
        </draw:frame>
        <draw:frame draw:style-name="gr7" draw:text-style-name="P2" draw:layer="layout" svg:width="2.54cm" svg:height="1.266cm" svg:x="11.668cm" svg:y="8.239cm">
          <draw:text-box>
            <text:p text:style-name="P1"><text:span text:style-name="T1">0001</text:span></text:p>
          </draw:text-box>
        </draw:frame>
        <draw:frame draw:style-name="gr7" draw:text-style-name="P2" draw:layer="layout" svg:width="2.54cm" svg:height="1.266cm" svg:x="14.208cm" svg:y="8.239cm">
          <draw:text-box>
            <text:p text:style-name="P1"><text:span text:style-name="T1">1101</text:span></text:p>
          </draw:text-box>
        </draw:frame>
        <draw:frame draw:style-name="gr7" draw:text-style-name="P2" draw:layer="layout" svg:width="2.54cm" svg:height="1.266cm" svg:x="6.588cm" svg:y="10.779cm">
          <draw:text-box>
            <text:p text:style-name="P1"><text:span text:style-name="T1">0110</text:span></text:p>
          </draw:text-box>
        </draw:frame>
        <draw:frame draw:style-name="gr7" draw:text-style-name="P2" draw:layer="layout" svg:width="2.54cm" svg:height="1.266cm" svg:x="9.128cm" svg:y="10.783cm">
          <draw:text-box>
            <text:p text:style-name="P1"><text:span text:style-name="T1">1010</text:span></text:p>
          </draw:text-box>
        </draw:frame>
        <draw:frame draw:style-name="gr7" draw:text-style-name="P2" draw:layer="layout" svg:width="2.54cm" svg:height="1.266cm" svg:x="11.668cm" svg:y="10.779cm">
          <draw:text-box>
            <text:p text:style-name="P1"><text:span text:style-name="T1">0010</text:span></text:p>
          </draw:text-box>
        </draw:frame>
        <draw:frame draw:style-name="gr7" draw:text-style-name="P2" draw:layer="layout" svg:width="2.54cm" svg:height="1.266cm" svg:x="14.208cm" svg:y="10.779cm">
          <draw:text-box>
            <text:p text:style-name="P1"><text:span text:style-name="T1">1110</text:span></text:p>
          </draw:text-box>
        </draw:frame>
        <draw:frame draw:style-name="gr7" draw:text-style-name="P4" draw:layer="layout" svg:width="2.54cm" svg:height="1.266cm" svg:x="6.588cm" svg:y="13.319cm">
          <draw:text-box>
            <text:p text:style-name="P3"><text:span text:style-name="T2">0100</text:span></text:p>
          </draw:text-box>
        </draw:frame>
        <draw:frame draw:style-name="gr7" draw:text-style-name="P2" draw:layer="layout" svg:width="2.54cm" svg:height="1.266cm" svg:x="9.128cm" svg:y="13.323cm">
          <draw:text-box>
            <text:p text:style-name="P1"><text:span text:style-name="T1">1000</text:span></text:p>
          </draw:text-box>
        </draw:frame>
        <draw:frame draw:style-name="gr7" draw:text-style-name="P2" draw:layer="layout" svg:width="2.54cm" svg:height="1.266cm" svg:x="11.668cm" svg:y="13.323cm">
          <draw:text-box>
            <text:p text:style-name="P1"><text:span text:style-name="T1">0000</text:span></text:p>
          </draw:text-box>
        </draw:frame>
        <draw:frame draw:style-name="gr7" draw:text-style-name="P2" draw:layer="layout" svg:width="2.54cm" svg:height="1.266cm" svg:x="14.208cm" svg:y="13.323cm">
          <draw:text-box>
            <text:p text:style-name="P1"><text:span text:style-name="T1">1100</text:span></text:p>
          </draw:text-box>
        </draw:frame>
        <draw:frame draw:style-name="gr7" draw:text-style-name="P6" draw:layer="layout" svg:width="2.54cm" svg:height="1.266cm" svg:x="6.588cm" svg:y="15.859cm">
          <draw:text-box>
            <text:p text:style-name="P5"><text:span text:style-name="T3">0111</text:span></text:p>
          </draw:text-box>
        </draw:frame>
        <draw:frame draw:style-name="gr7" draw:text-style-name="P2" draw:layer="layout" svg:width="2.54cm" svg:height="1.266cm" svg:x="9.128cm" svg:y="15.859cm">
          <draw:text-box>
            <text:p text:style-name="P1"><text:span text:style-name="T1">1011</text:span></text:p>
          </draw:text-box>
        </draw:frame>
        <draw:frame draw:style-name="gr7" draw:text-style-name="P2" draw:layer="layout" svg:width="2.54cm" svg:height="1.266cm" svg:x="11.668cm" svg:y="15.863cm">
          <draw:text-box>
            <text:p text:style-name="P1"><text:span text:style-name="T1">0011</text:span></text:p>
          </draw:text-box>
        </draw:frame>
        <draw:frame draw:style-name="gr7" draw:text-style-name="P8" draw:layer="layout" svg:width="2.54cm" svg:height="1.266cm" svg:x="14.208cm" svg:y="15.859cm">
          <draw:text-box>
            <text:p text:style-name="P7"><text:span text:style-name="T4">1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0:09:17.472274528</meta:creation-date>
    <dc:date>2015-10-15T20:09:57.831943559</dc:date>
    <meta:editing-duration>P0D</meta:editing-duration>
    <meta:editing-cycles>1</meta:editing-cycles>
    <meta:document-statistic meta:object-count="42"/>
    <meta:generator>LibreOffice/4.2.8.2$Linux_X86_64 LibreOffice_project/420m0$Build-2</meta:generator>
  </office:meta>
</office:document-meta>
</file>